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9b4" officeooo:paragraph-rsid="001739b4"/>
    </style:style>
    <style:style style:name="P2" style:family="paragraph" style:parent-style-name="Standard">
      <style:text-properties officeooo:rsid="001a9980" officeooo:paragraph-rsid="001a9980"/>
    </style:style>
    <style:style style:name="P3" style:family="paragraph" style:parent-style-name="Standard">
      <style:text-properties officeooo:rsid="001b16a5" officeooo:paragraph-rsid="001b16a5"/>
    </style:style>
    <style:style style:name="P4" style:family="paragraph" style:parent-style-name="Standard">
      <style:text-properties officeooo:rsid="001c883d" officeooo:paragraph-rsid="001c883d"/>
    </style:style>
    <style:style style:name="P5" style:family="paragraph" style:parent-style-name="Standard">
      <style:text-properties officeooo:rsid="001e315a" officeooo:paragraph-rsid="001e315a"/>
    </style:style>
    <style:style style:name="P6" style:family="paragraph" style:parent-style-name="Standard">
      <style:text-properties officeooo:rsid="0023fb42" officeooo:paragraph-rsid="0023fb42"/>
    </style:style>
    <style:style style:name="P7" style:family="paragraph" style:parent-style-name="Standard">
      <style:text-properties officeooo:rsid="00248920" officeooo:paragraph-rsid="00248920"/>
    </style:style>
    <style:style style:name="P8" style:family="paragraph" style:parent-style-name="Standard">
      <style:text-properties officeooo:rsid="00269f2f" officeooo:paragraph-rsid="00269f2f"/>
    </style:style>
    <style:style style:name="P9" style:family="paragraph" style:parent-style-name="Standard">
      <style:text-properties officeooo:rsid="00286f47" officeooo:paragraph-rsid="00286f47"/>
    </style:style>
    <style:style style:name="P10" style:family="paragraph" style:parent-style-name="Standard">
      <style:text-properties officeooo:rsid="0028d5ad" officeooo:paragraph-rsid="0028d5ad"/>
    </style:style>
    <style:style style:name="P11" style:family="paragraph" style:parent-style-name="Standard">
      <style:text-properties officeooo:rsid="002ac266" officeooo:paragraph-rsid="002ac2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dit7: HKBPTKQnIay4Fw76bEy8PVxKEDQRKTzs</text:p>
      <text:p text:style-name="P1">bandit8: cvX2JJa4CFALtqS87jk27qwqGhBM9plV</text:p>
      <text:p text:style-name="P1">bandit9: UsvVyFSfZZWbi6wgC7dAFyFuR6jQQUhR</text:p>
      <text:p text:style-name="P2">bandit10: truKLdjsbJ5g7yyJ2X2R0o3a5HQJFuLk</text:p>
      <text:p text:style-name="P3">bandit11: IFukwKGsFW8MOq3IRFqrxE1hxTNEbUPR</text:p>
      <text:p text:style-name="P4">bandit12: 5Te8Y4drgCRfCx8ugdwuEX8KFC6k2EUu</text:p>
      <text:p text:style-name="P5">bandit13: 8ZjyCRiBWFYkneahHwxCv3wb2a1ORpYL</text:p>
      <text:p text:style-name="P6">bandit14: 4wcYUJFw0k0XLShlDzztnTBHiqxU3b3e</text:p>
      <text:p text:style-name="P7">bandit15: BfMYroe26WYalil77FoDi9qh59eK5xNr</text:p>
      <text:p text:style-name="P8">bandit16: cluFn7wTiGryunymYOu4RcffSxQluehd</text:p>
      <text:p text:style-name="P10">bandit17: xLYVMN9WE5zQ5vHacb0sZEVqbrp7nBTn</text:p>
      <text:p text:style-name="P9">bandit18: kfBf3eYk5BPBRzwjqutbbfE887SVc5Yd</text:p>
      <text:p text:style-name="P11">bandit19: IueksS7Ubh8G3DCwVzrTd8rAVOwq3M5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6:50:15.122766302</meta:creation-date>
    <dc:date>2017-03-23T09:51:31.099770037</dc:date>
    <meta:editing-duration>P1DT9H28M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6" meta:character-count="543" meta:non-whitespace-character-count="530"/>
  </office:meta>
</office:document-meta>
</file>